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2" manifest:media-type="application/octet-stream"/>
  <manifest:file-entry manifest:full-path="ObjectReplacements/Object 2" manifest:media-type=""/>
  <manifest:file-entry manifest:full-path="media/image1.jpeg" manifest:media-type="image/jpe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4" style:parent-style-name="Heading2" style:family="paragraph">
      <style:paragraph-properties fo:margin-top="0in" fo:margin-bottom="0in"/>
      <style:text-properties style:font-name="Arial" style:font-name-complex="Arial" fo:color="#FFFFFF" fo:font-size="6pt" style:font-size-asian="6pt" style:font-size-complex="6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18" style:parent-style-name="Normal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style:font-name="Arial" style:font-name-complex="Arial" style:font-weight-complex="bold" fo:color="#FFFFFF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 style:text-position="super 63.6%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complex="Arial" style:font-weight-complex="bold" fo:color="#FFFFF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/>
    </style:style>
    <style:style style:name="T40" style:parent-style-name="DefaultParagraphFont" style:family="text">
      <style:text-properties style:font-name="Arial" style:font-name-complex="Arial" style:text-position="super 63.6%"/>
    </style:style>
    <style:style style:name="T41" style:parent-style-name="DefaultParagraphFont" style:family="text">
      <style:text-properties style:font-name="Arial" style:font-name-complex="Arial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46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47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48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49" style:parent-style-name="Normal" style:family="paragraph">
      <style:paragraph-properties fo:text-align="end" fo:margin-bottom="0in" fo:line-height="100%"/>
    </style:style>
    <style:style style:name="T50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51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Arial" style:font-name-complex="Arial" fo:font-weight="bold" style:font-weight-asian="bold" fo:color="#FFFFFF"/>
    </style:style>
    <style:style style:name="T60" style:parent-style-name="DefaultParagraphFont" style:family="text">
      <style:text-properties style:font-name="Arial" style:font-name-complex="Arial" fo:font-weight="bold" style:font-weight-asian="bold" fo:color="#FFFFFF"/>
    </style:style>
    <style:style style:name="T61" style:parent-style-name="DefaultParagraphFont" style:family="text">
      <style:text-properties style:font-name="Arial" style:font-name-complex="Arial" fo:color="#FFFFFF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63" style:parent-style-name="Normal" style:family="paragraph">
      <style:paragraph-properties fo:text-align="end" fo:margin-bottom="0in" fo:line-height="100%"/>
    </style:style>
    <style:style style:name="T64" style:parent-style-name="DefaultParagraphFont" style:family="text">
      <style:text-properties style:font-name="Arial" style:font-name-complex="Arial" fo:color="#FFFFFF"/>
    </style:style>
    <style:style style:name="T65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/>
    </style:style>
    <style:style style:name="P71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72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73" style:parent-style-name="ListParagraph" style:family="paragraph">
      <style:paragraph-properties fo:margin-bottom="0in" fo:line-height="100%"/>
      <style:text-properties style:font-name="Arial" style:font-name-complex="Arial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/>
    </style:style>
    <style:style style:name="P94" style:parent-style-name="Normal" style:family="paragraph">
      <style:paragraph-properties fo:margin-bottom="0in" fo:line-height="100%" fo:margin-left="0.5in">
        <style:tab-stops/>
      </style:paragraph-properties>
      <style:text-properties style:font-name="Arial" style:font-name-complex="Arial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Arial" style:font-name-complex="Arial" style:font-weight-complex="bold" fo:color="#000000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 style:text-underline-type="single" style:text-underline-style="solid" style:text-underline-width="auto" style:text-underline-mode="continuou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04" style:parent-style-name="Normal" style:family="paragraph">
      <style:paragraph-properties fo:text-align="end" fo:margin-bottom="0in" fo:line-height="100%"/>
    </style:style>
    <style:style style:name="T10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Arial" style:font-name-complex="Arial"/>
    </style:style>
    <style:style style:name="T116" style:parent-style-name="Hyperlink" style:family="text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/>
    </style:style>
    <style:style style:name="T118" style:parent-style-name="Hyperlink" style:family="text">
      <style:text-properties style:font-name="Arial" style:font-name-complex="Arial"/>
    </style:style>
    <style:style style:name="T119" style:parent-style-name="DefaultParagraphFont" style:family="text">
      <style:text-properties style:font-name="Arial" style:font-name-complex="Arial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 fo:font-size="6pt" style:font-size-asian="6pt" style:font-size-complex="6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39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style:font-weight-complex="bold" fo:font-size="6pt" style:font-size-asian="6pt" style:font-size-complex="6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147" style:parent-style-name="DefaultParagraphFont" style:family="text">
      <style:text-properties style:font-name="Arial" style:font-name-complex="Arial" style:font-weight-complex="bold" fo:color="#FFFFFF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" style:font-name-complex="Arial" style:font-weight-complex="bold" fo:color="#000000"/>
    </style:style>
    <style:style style:name="P15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 style:font-weight-complex="bold" fo:color="#000000" fo:font-size="6pt" style:font-size-asian="6pt" style:font-size-complex="6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164" style:parent-style-name="DefaultParagraphFont" style:family="text">
      <style:text-properties style:font-name="Arial" style:font-name-complex="Arial" fo:font-weight="bold" style:font-weight-asian="bold" fo:color="#FFFFFF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Arial" style:font-name-complex="Arial" style:font-weight-complex="bold" fo:color="#FFFFFF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74" style:parent-style-name="Normal" style:family="paragraph">
      <style:paragraph-properties fo:margin-bottom="0in" fo:line-height="100%"/>
      <style:text-properties style:font-name="Arial" style:font-name-complex="Arial" fo:color="#FFFFFF" fo:font-size="6pt" style:font-size-asian="6pt" style:font-size-complex="6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7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182" style:parent-style-name="Hyperlink" style:family="text">
      <style:text-properties style:font-name="Arial" style:font-name-complex="Arial"/>
    </style:style>
    <style:style style:name="T183" style:parent-style-name="DefaultParagraphFont" style:family="text">
      <style:text-properties style:font-name="Arial" style:font-name-complex="Arial"/>
    </style:style>
    <style:style style:name="P1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8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Arial" style:font-name-complex="Arial"/>
    </style:style>
    <style:style style:name="P19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 fo:font-size="6pt" style:font-size-asian="6pt" style:font-size-complex="6pt"/>
    </style:style>
    <style:style style:name="P193" style:parent-style-name="Normal" style:family="paragraph">
      <style:paragraph-properties fo:text-align="justify"/>
      <style:text-properties style:font-name="Arial" style:font-name-complex="Arial" fo:color="#000000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Hosting a Randomised Chocolate Trial</text:h>
            <text:h text:style-name="P14" text:outline-level="2"/>
          </table:table-cell>
        </table:table-row>
        <table:table-row table:style-name="TableRow15">
          <table:table-cell table:style-name="TableCell16">
            <text:p text:style-name="P17">Please provide a very brief description of your innovation?</text:p>
            <text:p text:style-name="P18"><text:span text:style-name="T19">One or two sentences about the innovation.</text:span></text:p>
          </table:table-cell>
        </table:table-row>
        <table:table-row table:style-name="TableRow20">
          <table:table-cell table:style-name="TableCell21">
            <text:p text:style-name="P22"><text:span text:style-name="T23">A Randomised Chocolate Trial was hosted in partnership with the Research Department to celebrate International Clinical Trials Day on 19</text:span><text:span text:style-name="T24">th</text:span><text:span text:style-name="T25"><text:s/>May 2017.</text:span><text:span text:style-name="T26"><text:s text:c="2"/>Participants from across the organisation were invited to take part in the event which mimicked a real-life clinical trial</text:span><text:span text:style-name="T27"><text:s/></text:span><text:span text:style-name="T28">(except with chocolate!). <text:s/></text:span></text:p>
            <text:p text:style-name="P29"/>
          </table:table-cell>
        </table:table-row>
        <table:table-row table:style-name="TableRow30">
          <table:table-cell table:style-name="TableCell31">
            <text:p text:style-name="P32">During which period did you implement your innovation?</text:p>
            <text:p text:style-name="P33"><text:span text:style-name="T34">Please state which year (and month if possible).</text:span></text:p>
          </table:table-cell>
        </table:table-row>
        <table:table-row table:style-name="TableRow35">
          <table:table-cell table:style-name="TableCell36">
            <text:p text:style-name="P37"><text:span text:style-name="T38">The event was held on 1</text:span><text:span text:style-name="T39">9</text:span><text:span text:style-name="T40">th</text:span><text:span text:style-name="T41"><text:s/>May 2017</text:span><text:span text:style-name="T42">. <text:s/></text:span></text:p>
            <text:p text:style-name="P43"/>
          </table:table-cell>
        </table:table-row>
        <table:table-row table:style-name="TableRow44">
          <table:table-cell table:style-name="TableCell45">
            <text:h text:style-name="P46" text:outline-level="2">What was the driver for your innovation?<text:s/></text:h>
            <text:p text:style-name="P47">Please describe the issue or challenge that your innovation addresses<text:s/></text:p>
            <text:p text:style-name="P48"/>
            <text:p text:style-name="P49"><text:span text:style-name="T50">(100 words max)</text:span><text:span text:style-name="T51"><text:s/></text:span></text:p>
          </table:table-cell>
        </table:table-row>
        <table:table-row table:style-name="TableRow52">
          <table:table-cell table:style-name="TableCell53">
            <text:p text:style-name="P54">The driver for this event was International Clinical Trials Day, which was proposed as a perfect opportunity to work in partnership with the Research Department to highlight the importance of research in healthcare<text:s/>in general and participation within WUTH in particular.<text:s text:c="2"/></text:p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What did you do?</text:span><text:span text:style-name="T60"><text:line-break/></text:span><text:span text:style-name="T61">Please describe your aims and objectives and how you implemented these</text:span></text:p>
            <text:p text:style-name="P62"/>
            <text:p text:style-name="P63"><text:span text:style-name="T64"><text:s/></text:span><text:span text:style-name="T65">(200 words max)</text:span></text:p>
          </table:table-cell>
        </table:table-row>
        <table:table-row table:style-name="TableRow66">
          <table:table-cell table:style-name="TableCell67">
            <text:p text:style-name="P68">Aim: To raise awareness of research in healthcare in a way that is fun, accessible and interactive.</text:p>
            <text:p text:style-name="P69"/>
            <text:p text:style-name="P70">Objectives:</text:p>
            <text:list text:style-name="LFO13" text:continue-numbering="true">
              <text:list-item>
                <text:p text:style-name="P71">To strengthen the partnership between LKS and Research Department</text:p>
              </text:list-item>
              <text:list-item>
                <text:p text:style-name="P72">To raise the profile of both the LKS and the Research Department in the organisation</text:p>
              </text:list-item>
              <text:list-item>
                <text:p text:style-name="P73">To eat chocolate and have fun with colleagues!</text:p>
              </text:list-item>
            </text:list>
            <text:p text:style-name="P74"/>
            <text:p text:style-name="P75">The LKS and Research Department worked closely<text:s/>to<text:s/>on plan, deliver and publicise<text:s/>the<text:s/>event. <text:s/>The Research Department drafted a study protocol, participant information sheet and questionnaire, with the LKS providing a literature search and additional documentation input.</text:p>
            <text:p text:style-name="P76"/>
            <text:p text:style-name="P77">During the event itself,<text:s/>participants were<text:s/>guided<text:s/>from station to station, each station mimicking a<text:s/>different<text:s/>stage in the research process. <text:s/>This included:<text:s/>reading<text:s/>an<text:s/>information sheet,<text:s/>applying the<text:s/>inclusion criteria, providing informed consent, being randomised and<text:s/>receiving<text:s/>the appropriate intervention (milk or white chocolate). <text:s/>Participants then completed a questionnaire regarding their chocolate-eating experience.<text:s/></text:p>
            <text:p text:style-name="P78"/>
            <text:p text:style-name="P79">There was active participation from<text:s/>staff groups across the Trust.<text:s/>One of our high profile Neonatal consultants requested all of the planning documents and then went on to replicate the initiative in a local secondary school to promote health research, highlighting the role of the LKS in sharing innovation. <text:s/></text:p>
            <text:p text:style-name="P80"/>
            <text:p text:style-name="P81"/>
          </table:table-cell>
        </table:table-row>
        <table:table-row table:style-name="TableRow82">
          <table:table-cell table:style-name="TableCell83">
            <text:p text:style-name="P84">What methods were used to evaluate your innovation?</text:p>
            <text:p text:style-name="P85"/>
          </table:table-cell>
        </table:table-row>
        <table:table-row table:style-name="TableRow86">
          <table:table-cell table:style-name="TableCell87">
            <text:p text:style-name="P88">The data collected from the completed questionnaires was analysed by the Research Department.<text:s/></text:p>
            <text:p text:style-name="P89"/>
            <text:p text:style-name="P90">The results were:<text:s/></text:p>
            <text:list text:style-name="LFO14" text:continue-numbering="true">
              <text:list-item>
                <text:p text:style-name="P91">98 Trust staff and students on placement took part in the trial;</text:p>
              </text:list-item>
              <text:list-item>
                <text:p text:style-name="P92">66% of staff felt that after eating the chocolate their wellbeing either greatly or slightly improved;</text:p>
              </text:list-item>
              <text:list-item>
                <text:p text:style-name="P93">68% of staff felt that after taking part in the randomised chocolate trial their understanding of clinical trials either greatly or slightly increased.</text:p>
              </text:list-item>
            </text:list>
            <text:p text:style-name="P94"/>
            <text:p text:style-name="P95">Full results are embedded below.</text:p>
            <text:p text:style-name="P96"/>
            <text:p text:style-name="P97"><text:span text:style-name="T98"><draw:frame draw:z-index="0" draw:id="id0" draw:style-name="a1" draw:name="Object 2" text:anchor-type="as-char" svg:x="0in" svg:y="0in" svg:width="1.07778in" svg:height="0.69236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span></text:p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What were the outcomes and key learning points?</text:span></text:p>
            <text:p text:style-name="P104"><text:span text:style-name="T105">(200 words max)</text:span><text:span text:style-name="T106"><text:line-break/></text:span></text:p>
          </table:table-cell>
        </table:table-row>
        <table:table-row table:style-name="TableRow107">
          <table:table-cell table:style-name="TableCell108">
            <text:p text:style-name="P109"/>
            <text:p text:style-name="P110">The results were<text:s/>disseminated<text:s/>via the LKS webpages, Facebook, the Library &amp; Research<text:s/>blog, posters throughout the Trust, via Trust meetings, Twitter, the Academy of Fabulous NHS Stuff and the Trust communications e-bulletin.</text:p>
            <text:p text:style-name="P111"/>
            <text:p text:style-name="P112">The event was shortlisted for a FAB Academy Award in the TNT Award category which stands for 'Tiny Noticeable Things'; the small stuff that typically carries the biggest impact in day to day activities.<text:s/></text:p>
            <text:p text:style-name="P113"/>
            <text:p text:style-name="P114"><text:span text:style-name="T115">We wrote about the event in our North West regional newsletter<text:s/></text:span><text:a xlink:href="http://www.lihnn.nhs.uk/images/Documents/LIHNN/LIHNNK-Up/LIHNNK_Up_55.pdf" office:target-frame-name="_top" xlink:show="replace"><text:span text:style-name="T116">LIHNNkUp</text:span></text:a><text:span text:style-name="T117"><text:s/>(p. 16) and the<text:s/></text:span><text:a xlink:href="https://lihnnclinicallibs.wordpress.com/2017/04/28/nhs-health-care-libraries-supporting-research-by-matt-holland-and-victoria-treadway/" office:target-frame-name="_top" xlink:show="replace"><text:span text:style-name="T118">LIHNN Clinical Librarians blog</text:span></text:a><text:span text:style-name="T119">.</text:span></text:p>
            <text:p text:style-name="P120"/>
            <text:p text:style-name="P121">We implemented infection control processes such as using tongs to hand out chocolate to prevent contamination which worked well.</text:p>
            <text:p text:style-name="P122"/>
            <text:p text:style-name="P123">Incentivising the immediate return of the questionnaire with a chocolate-based prize ensured no loss of data collection.</text:p>
            <text:p text:style-name="P124"/>
            <text:p text:style-name="P125">We discovered that it is hard to keep a straight face when a Gynaecology Consultant completed their informed consent form in the name of “Willy Wonka”.</text:p>
            <text:p text:style-name="P126"/>
            <text:p text:style-name="P127">The project built on existing partnership working with the Research Department. <text:s/>We have since<text:s/>hosted a Research / Library Drop-in Support session to provide bespoke support and advice to trust staff undertaking research. <text:s/></text:p>
            <text:p text:style-name="P128"/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Please provide a short quote from a member of staff who has benefitted from the innovation<text:s/></text:span></text:p>
            <text:p text:style-name="P134">Please include name and job title</text:p>
            <text:p text:style-name="P135"><text:s text:c="118"/>(100 words max)</text:p>
          </table:table-cell>
        </table:table-row>
        <table:table-row table:style-name="TableRow136">
          <table:table-cell table:style-name="TableCell137">
            <text:p text:style-name="P138">“The chocolate clinical trial took place to coincide with International Clinical Trials day on 19 May 2017 with the aim of increasing awareness of research amongst staff of the hospital. <text:s/>This was a fun-filled event run by the Research Department and the Library &amp; Knowledge Services. <text:s/>Nearly 100 members of staff took part; happy to spend some of their lunch-time answering a simple questionnaire after eating some chocolate! <text:s/>The overall results concluded that the greater the feeling of wellbeing after eating the chocolate the greater was the increase in understanding of clinical trials.”</text:p>
            <text:p text:style-name="P139"/>
            <text:p text:style-name="P140">Paula Brassey, Research Manager</text:p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Further information<text:s/></text:span><text:span text:style-name="T146"><text:line-break/></text:span><text:span text:style-name="T147">Please use this field to enter any relevant further information, such as links, references or associated innovations</text:span></text:p>
          </table:table-cell>
        </table:table-row>
        <table:table-row table:style-name="TableRow148">
          <table:table-cell table:style-name="TableCell149">
            <text:p text:style-name="P150"><text:span text:style-name="T151"><draw:frame draw:z-index="0" draw:id="id1" draw:style-name="a2" draw:name="Object 1" text:anchor-type="as-char" svg:x="0in" svg:y="0in" svg:width="1.07778in" svg:height="0.69236in" style:rel-width="scale" style:rel-height="scale"><draw:object-ole draw:class-id="B801CA65-A1FC-11D0-85AD-444553540000" xlink:href="Object 2" xlink:type="simple" xlink:show="embed" xlink:actuate="onLoad"/><draw:image xlink:href="ObjectReplacements/Object 2" xlink:type="simple" xlink:show="embed" xlink:actuate="onLoad"/><svg:title/><svg:desc/></draw:frame></text:span></text:p>
            <text:p text:style-name="P152">In the supporting information embedded here you will find tweets from the event, promotional posters and photographs.<text:s/></text:p>
            <text:p text:style-name="P153"/>
          </table:table-cell>
        </table:table-row>
        <table:table-row table:style-name="TableRow154">
          <table:table-cell table:style-name="TableCell155">
            <text:p text:style-name="P156">Your name and job title</text:p>
            <text:p text:style-name="P157"/>
          </table:table-cell>
        </table:table-row>
        <table:table-row table:style-name="TableRow158">
          <table:table-cell table:style-name="TableCell159">
            <text:p text:style-name="P160">Victoria Treadway</text:p>
            <text:p text:style-name="P161">Library &amp; Knowledge Service Lead</text:p>
            <text:p text:style-name="P162"><text:span text:style-name="T163">in</text:span><text:span text:style-name="T164"><text:s/>HEE</text:span></text:p>
          </table:table-cell>
        </table:table-row>
        <table:table-row table:style-name="TableRow165">
          <table:table-cell table:style-name="TableCell166">
            <text:p text:style-name="P167">Your<text:s/>Library &amp; Knowledge Service<text:s/>&amp; Organisation</text:p>
            <text:p text:style-name="P168"><text:span text:style-name="T169">Please provide the name of your service and organisation in which it is based</text:span></text:p>
          </table:table-cell>
        </table:table-row>
        <table:table-row table:style-name="TableRow170">
          <table:table-cell table:style-name="TableCell171">
            <text:p text:style-name="P172">Library &amp; Knowledge Service</text:p>
            <text:p text:style-name="P173">Wirral University Teaching Hospital NHS Foundation Trust</text:p>
            <text:p text:style-name="P174"/>
          </table:table-cell>
        </table:table-row>
        <table:table-row table:style-name="TableRow175">
          <table:table-cell table:style-name="TableCell176">
            <text:p text:style-name="P177">Your email address</text:p>
            <text:p text:style-name="P178"/>
          </table:table-cell>
        </table:table-row>
        <table:table-row table:style-name="TableRow179">
          <table:table-cell table:style-name="TableCell180">
            <text:p text:style-name="P181"><text:a xlink:href="mailto:Victoria.treadway@nhs.net" office:target-frame-name="_top" xlink:show="replace"><text:span text:style-name="T182">Victoria.treadway@nhs.net</text:span></text:a><text:span text:style-name="T183"><text:s/></text:span></text:p>
            <text:p text:style-name="P184"/>
          </table:table-cell>
        </table:table-row>
        <table:table-row table:style-name="TableRow185">
          <table:table-cell table:style-name="TableCell186">
            <text:p text:style-name="P187">Your phone number</text:p>
            <text:p text:style-name="P188"/>
          </table:table-cell>
        </table:table-row>
        <table:table-row table:style-name="TableRow189">
          <table:table-cell table:style-name="TableCell190">
            <text:p text:style-name="P191">01516047223<text:s/></text:p>
            <text:p text:style-name="P192"/>
          </table:table-cell>
        </table:table-row>
      </table:table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>Innovation template adapted for LKS<text:s/>1.2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7T10:51:00Z</meta:creation-date>
    <dc:date>2021-07-07T10:51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12" meta:word-count="917" meta:character-count="6133" meta:row-count="43" meta:non-whitespace-character-count="5228"/>
  </office:meta>
</office:document-meta>
</file>